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19d" officeooo:paragraph-rsid="000c11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s : </text:p>
      <text:p text:style-name="P1">Apriori Algorithm: <text:s/></text:p>
      <text:p text:style-name="P1"><text:s/>Given data set is as follows:</text:p>
      <text:p text:style-name="P1"><text:s text:c="11"/></text:p>
      <text:p text:style-name="P1"><text:s text:c="5"/>id<text:tab/> <text:s/>Values</text:p>
      <text:p text:style-name="P1">101 <text:tab/>A,B,C,D,E</text:p>
      <text:p text:style-name="P1">102 <text:tab/>A,C,D</text:p>
      <text:p text:style-name="P1">103<text:tab/>D,E</text:p>
      <text:p text:style-name="P1">104<text:tab/>B,C,E</text:p>
      <text:p text:style-name="P1">105<text:tab/>A,B,D,E</text:p>
      <text:p text:style-name="P1">106<text:tab/>A,B</text:p>
      <text:p text:style-name="P1">107<text:tab/>B,D,E</text:p>
      <text:p text:style-name="P1">108<text:tab/>A,B,D</text:p>
      <text:p text:style-name="P1">109<text:tab/>A,D</text:p>
      <text:p text:style-name="P1">110<text:tab/>D,E</text:p>
      <text:p text:style-name="P1"/>
      <text:p text:style-name="P1">MIN SUPPORT = 3</text:p>
      <text:p text:style-name="P1">THRESHOLD – 30 %</text:p>
      <text:p text:style-name="P1">Step – 1 :</text:p>
      <text:p text:style-name="P1"><text:tab/></text:p>
      <text:p text:style-name="P1"><text:s text:c="9"/>A<text:tab/> 6</text:p>
      <text:p text:style-name="P1"><text:s text:c="9"/>B<text:tab/> 6</text:p>
      <text:p text:style-name="P1"><text:s text:c="9"/>C<text:tab/> 3</text:p>
      <text:p text:style-name="P1"><text:s text:c="9"/>D<text:tab/> 8</text:p>
      <text:p text:style-name="P1"><text:s text:c="9"/>E<text:tab/> 6</text:p>
      <text:p text:style-name="P1">As all the values are greater than or equal to the minimum support all are considered.</text:p>
      <text:p text:style-name="P1">Step – 2:</text:p>
      <text:p text:style-name="P1"><text:tab/></text:p>
      <text:p text:style-name="P1"><text:s text:c="5"/>A,B <text:tab/> <text:s text:c="2"/>4</text:p>
      <text:p text:style-name="P1"><text:s text:c="5"/>A,C<text:tab/> <text:s text:c="2"/>2</text:p>
      <text:p text:style-name="P1"><text:s text:c="5"/>A,D<text:tab/> <text:s text:c="2"/>5</text:p>
      <text:p text:style-name="P1"><text:s text:c="5"/>A,E<text:tab/> <text:s text:c="2"/>2</text:p>
      <text:p text:style-name="P1"><text:s text:c="5"/>B,C<text:tab/> <text:s text:c="2"/>2</text:p>
      <text:p text:style-name="P1"><text:s text:c="5"/>B,D<text:tab/> <text:s text:c="2"/>4</text:p>
      <text:p text:style-name="P1"><text:s text:c="5"/>B,E<text:tab/> <text:s text:c="2"/>4</text:p>
      <text:p text:style-name="P1"><text:s text:c="5"/>C,D<text:tab/> <text:s text:c="2"/>2</text:p>
      <text:p text:style-name="P1"><text:s text:c="5"/>C,E<text:tab/> <text:s text:c="2"/>2</text:p>
      <text:p text:style-name="P1"><text:s text:c="5"/>D,E<text:tab/> <text:s text:c="2"/>5</text:p>
      <text:p text:style-name="P1"><text:s/>As the min support = 3 we need to remove which are less than 3.</text:p>
      <text:p text:style-name="P1"><text:s text:c="5"/>A,B <text:tab/> <text:s text:c="2"/>4</text:p>
      <text:p text:style-name="P1"><text:s text:c="5"/>A,D<text:tab/> <text:s text:c="2"/>5</text:p>
      <text:p text:style-name="P1"><text:s text:c="5"/>B,D<text:tab/> <text:s text:c="2"/>4</text:p>
      <text:p text:style-name="P1"><text:s text:c="5"/>B,E<text:tab/> <text:s text:c="2"/>4</text:p>
      <text:p text:style-name="P1"><text:s text:c="5"/>D,E<text:tab/> <text:s text:c="2"/>5</text:p>
      <text:p text:style-name="P1"/>
      <text:p text:style-name="P1">Step – 3 :</text:p>
      <text:p text:style-name="P1"><text:s/></text:p>
      <text:p text:style-name="P1"><text:s text:c="7"/>A,B,D<text:tab/> <text:s text:c="2"/>3</text:p>
      <text:p text:style-name="P1"><text:s text:c="7"/>B,D,E<text:tab/> <text:s text:c="2"/>3</text:p>
      <text:p text:style-name="P1"><text:soft-page-break/><text:s text:c="2"/></text:p>
      <text:p text:style-name="P1">Step – 4 :</text:p>
      <text:p text:style-name="P1">a)<text:tab/>{A,B,D} – First <text:s text:c="53"/>b) {B,D,E} – Second </text:p>
      <text:p text:style-name="P1"><text:s text:c="4"/>{A, B} =&gt; {D} <text:s text:c="102"/>{ B,D} =&gt; {E}</text:p>
      <text:p text:style-name="P1">Confidence = support {A,B,D} / support {A, B} = (3/ 4)* 100 = 75%<text:tab/><text:tab/><text:tab/><text:tab/><text:tab/><text:tab/><text:tab/><text:tab/>Confidence = support {B,D,E} / support {B,D} = (3/ 4)* 100 = 75%</text:p>
      <text:p text:style-name="P1">{A, D} =&gt; {B}<text:tab/><text:tab/><text:tab/><text:tab/><text:tab/><text:tab/><text:tab/><text:tab/><text:tab/><text:tab/><text:tab/><text:tab/><text:tab/><text:tab/><text:tab/><text:tab/>{B,E} =&gt; {D}</text:p>
      <text:p text:style-name="P1">Confidence = support {A,B,D} / support {A, D} = (3/ 5)* 100 = 60%<text:tab/><text:tab/><text:tab/><text:tab/><text:tab/><text:tab/><text:tab/><text:tab/>Confidence = support {B,D,E} / support {B, E} = (3/ 4)* 100 = 75%</text:p>
      <text:p text:style-name="P1">{B, D} =&gt; {A}<text:tab/><text:tab/><text:tab/><text:tab/><text:tab/><text:tab/><text:tab/><text:tab/><text:tab/><text:tab/><text:tab/><text:tab/><text:tab/><text:tab/><text:tab/><text:tab/>{D,E} =&gt; {B}</text:p>
      <text:p text:style-name="P1">Confidence = support {A,B,D } / support {B,D} = (3/ 4)* 100 = 75% <text:s text:c="54"/>Confidence = support {B,D,E} / support {D,E} = (3/ 5)* 100 = 60%</text:p>
      <text:p text:style-name="P1">{A} =&gt; {B, D}<text:tab/><text:tab/><text:tab/><text:tab/><text:tab/><text:tab/><text:tab/><text:tab/><text:tab/><text:tab/><text:tab/><text:tab/><text:tab/><text:tab/><text:tab/><text:tab/>{B} =&gt; {D,E}</text:p>
      <text:p text:style-name="P1">Confidence = support {A, D, B} / support {A} = (3/ 6)* 100 = 50%<text:tab/><text:tab/><text:tab/><text:tab/><text:tab/><text:tab/><text:tab/><text:tab/>Confidence = support {B,D,E} / support {B} = (3/ 6)* 100 = 50%</text:p>
      <text:p text:style-name="P1">{B} =&gt; {A, D}<text:tab/><text:tab/><text:tab/><text:tab/><text:tab/><text:tab/><text:tab/><text:tab/><text:tab/><text:tab/><text:tab/><text:tab/><text:tab/><text:tab/><text:tab/><text:tab/>{D} =&gt; {B,E}</text:p>
      <text:p text:style-name="P1">Confidence = support {A, B, D} / support {B} = (3/ 6)* 100 = 50%<text:tab/><text:tab/><text:tab/><text:tab/><text:tab/><text:tab/><text:tab/><text:tab/>Confidence = support {B,D,E} / support {D} = (3/ 8)* 100 = 37.5%</text:p>
      <text:p text:style-name="P1">{D} =&gt; {A, B}<text:tab/><text:tab/><text:tab/><text:tab/><text:tab/><text:tab/><text:tab/><text:tab/><text:tab/><text:tab/><text:tab/><text:tab/><text:tab/><text:tab/><text:tab/><text:tab/>{E} =&gt; {B,D}</text:p>
      <text:p text:style-name="P1">Confidence = support {A,B,D} / support {D} = (3/ 8)* 100 = 37.5%<text:tab/><text:tab/><text:tab/><text:tab/><text:tab/><text:tab/><text:tab/><text:tab/>Confidence = support {B,D,E} / support {E} = (3/ 6)* 100 = 50%</text:p>
      <text:p text:style-name="P1"/>
      <text:p text:style-name="P1">all the above association rules are strong if minimum confidence threshold is 3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0:17:30.951555496</meta:creation-date>
    <dc:date>2020-11-08T10:18:34.003844615</dc:date>
    <meta:editing-duration>PT1M3S</meta:editing-duration>
    <meta:editing-cycles>1</meta:editing-cycles>
    <meta:document-statistic meta:table-count="0" meta:image-count="0" meta:object-count="0" meta:page-count="2" meta:paragraph-count="63" meta:word-count="351" meta:character-count="2073" meta:non-whitespace-character-count="1227"/>
    <meta:generator>LibreOffice/5.1.6.2$Linux_X86_64 LibreOffice_project/10m0$Build-2</meta:generator>
  </office:meta>
</office:document-meta>
</file>